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13657" calcext:value-type="float">
            <text:p>0,013657</text:p>
          </table:table-cell>
          <table:table-cell/>
          <table:table-cell table:formula="of:=[.B1]" office:value-type="float" office:value="0.013657" calcext:value-type="float">
            <text:p>0,013657</text:p>
          </table:table-cell>
          <table:table-cell table:formula="of:=[.B2]" office:value-type="float" office:value="0.000153" calcext:value-type="float">
            <text:p>0,000153</text:p>
          </table:table-cell>
          <table:table-cell table:formula="of:=[.B3]" office:value-type="float" office:value="0.013822" calcext:value-type="float">
            <text:p>0,01382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53" calcext:value-type="float">
            <text:p>0,000153</text:p>
          </table:table-cell>
          <table:table-cell/>
          <table:table-cell table:formula="of:=[.B5]" office:value-type="float" office:value="0.007388" calcext:value-type="float">
            <text:p>0,007388</text:p>
          </table:table-cell>
          <table:table-cell table:formula="of:=[.B6]" office:value-type="float" office:value="0.000242" calcext:value-type="float">
            <text:p>0,000242</text:p>
          </table:table-cell>
          <table:table-cell table:formula="of:=[.B7]" office:value-type="float" office:value="0.007642" calcext:value-type="float">
            <text:p>0,0076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3822" calcext:value-type="float">
            <text:p>0,013822</text:p>
          </table:table-cell>
          <table:table-cell/>
          <table:table-cell table:formula="of:=[.B9]" office:value-type="float" office:value="0.007393" calcext:value-type="float">
            <text:p>0,007393</text:p>
          </table:table-cell>
          <table:table-cell table:formula="of:=[.B10]" office:value-type="float" office:value="0.000112" calcext:value-type="float">
            <text:p>0,000112</text:p>
          </table:table-cell>
          <table:table-cell table:formula="of:=[.B11]" office:value-type="float" office:value="0.007515" calcext:value-type="float">
            <text:p>0,007515</text:p>
          </table:table-cell>
        </table:table-row>
        <table:table-row table:style-name="ro1">
          <table:table-cell table:number-columns-repeated="3"/>
          <table:table-cell table:formula="of:=[.B13]" office:value-type="float" office:value="0.006436" calcext:value-type="float">
            <text:p>0,006436</text:p>
          </table:table-cell>
          <table:table-cell table:formula="of:=[.B14]" office:value-type="float" office:value="0.000226" calcext:value-type="float">
            <text:p>0,000226</text:p>
          </table:table-cell>
          <table:table-cell table:formula="of:=[.B15]" office:value-type="float" office:value="0.006674" calcext:value-type="float">
            <text:p>0,00667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388" calcext:value-type="float">
            <text:p>0,007388</text:p>
          </table:table-cell>
          <table:table-cell/>
          <table:table-cell table:formula="of:=[.B17]" office:value-type="float" office:value="0.007508" calcext:value-type="float">
            <text:p>0,007508</text:p>
          </table:table-cell>
          <table:table-cell table:formula="of:=[.B18]" office:value-type="float" office:value="0.00015" calcext:value-type="float">
            <text:p>0,00015</text:p>
          </table:table-cell>
          <table:table-cell table:formula="of:=[.B19]" office:value-type="float" office:value="0.007667" calcext:value-type="float">
            <text:p>0,00766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2" calcext:value-type="float">
            <text:p>0,000242</text:p>
          </table:table-cell>
          <table:table-cell/>
          <table:table-cell table:formula="of:=[.B21]" office:value-type="float" office:value="0.007566" calcext:value-type="float">
            <text:p>0,007566</text:p>
          </table:table-cell>
          <table:table-cell table:formula="of:=[.B22]" office:value-type="float" office:value="0.000262" calcext:value-type="float">
            <text:p>0,000262</text:p>
          </table:table-cell>
          <table:table-cell table:formula="of:=[.B23]" office:value-type="float" office:value="0.007841" calcext:value-type="float">
            <text:p>0,00784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642" calcext:value-type="float">
            <text:p>0,007642</text:p>
          </table:table-cell>
          <table:table-cell/>
          <table:table-cell table:formula="of:=[.B25]" office:value-type="float" office:value="0.006564" calcext:value-type="float">
            <text:p>0,006564</text:p>
          </table:table-cell>
          <table:table-cell table:formula="of:=[.B26]" office:value-type="float" office:value="0.000211" calcext:value-type="float">
            <text:p>0,000211</text:p>
          </table:table-cell>
          <table:table-cell table:formula="of:=[.B27]" office:value-type="float" office:value="0.006788" calcext:value-type="float">
            <text:p>0,006788</text:p>
          </table:table-cell>
        </table:table-row>
        <table:table-row table:style-name="ro1">
          <table:table-cell table:number-columns-repeated="3"/>
          <table:table-cell table:formula="of:=[.B29]" office:value-type="float" office:value="0.006556" calcext:value-type="float">
            <text:p>0,006556</text:p>
          </table:table-cell>
          <table:table-cell table:formula="of:=[.B30]" office:value-type="float" office:value="0.000114" calcext:value-type="float">
            <text:p>0,000114</text:p>
          </table:table-cell>
          <table:table-cell table:formula="of:=[.B31]" office:value-type="float" office:value="0.006705" calcext:value-type="float">
            <text:p>0,00670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393" calcext:value-type="float">
            <text:p>0,007393</text:p>
          </table:table-cell>
          <table:table-cell/>
          <table:table-cell table:formula="of:=[.B33]" office:value-type="float" office:value="0.006869" calcext:value-type="float">
            <text:p>0,006869</text:p>
          </table:table-cell>
          <table:table-cell table:formula="of:=[.B34]" office:value-type="float" office:value="0.0002" calcext:value-type="float">
            <text:p>0,0002</text:p>
          </table:table-cell>
          <table:table-cell table:formula="of:=[.B35]" office:value-type="float" office:value="0.007081" calcext:value-type="float">
            <text:p>0,00708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12" calcext:value-type="float">
            <text:p>0,000112</text:p>
          </table:table-cell>
          <table:table-cell/>
          <table:table-cell table:formula="of:=[.B37]" office:value-type="float" office:value="0.007428" calcext:value-type="float">
            <text:p>0,007428</text:p>
          </table:table-cell>
          <table:table-cell table:formula="of:=[.B38]" office:value-type="float" office:value="0.00016" calcext:value-type="float">
            <text:p>0,00016</text:p>
          </table:table-cell>
          <table:table-cell table:formula="of:=[.B39]" office:value-type="float" office:value="0.007599" calcext:value-type="float">
            <text:p>0,00759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515" calcext:value-type="float">
            <text:p>0,007515</text:p>
          </table:table-cell>
          <table:table-cell/>
          <table:table-cell table:formula="of:=[.B41]" office:value-type="float" office:value="0.013165" calcext:value-type="float">
            <text:p>0,013165</text:p>
          </table:table-cell>
          <table:table-cell table:formula="of:=[.B42]" office:value-type="float" office:value="0.000336" calcext:value-type="float">
            <text:p>0,000336</text:p>
          </table:table-cell>
          <table:table-cell table:formula="of:=[.B43]" office:value-type="float" office:value="0.013512" calcext:value-type="float">
            <text:p>0,0135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436" calcext:value-type="float">
            <text:p>0,006436</text:p>
          </table:table-cell>
          <table:table-cell/>
          <table:table-cell table:formula="of:=SMALL([.D$1:.D$11];1)" office:value-type="float" office:value="0.006436" calcext:value-type="float">
            <text:p>0,006436</text:p>
          </table:table-cell>
          <table:table-cell table:formula="of:=SMALL([.E$1:.E$11];1)" office:value-type="float" office:value="0.000112" calcext:value-type="float">
            <text:p>0,000112</text:p>
          </table:table-cell>
          <table:table-cell table:formula="of:=SMALL([.F$1:.F$11];1)" office:value-type="float" office:value="0.006674" calcext:value-type="float">
            <text:p>0,00667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6" calcext:value-type="float">
            <text:p>0,000226</text:p>
          </table:table-cell>
          <table:table-cell/>
          <table:table-cell table:formula="of:=SMALL([.D$1:.D$11];2)" office:value-type="float" office:value="0.006556" calcext:value-type="float">
            <text:p>0,006556</text:p>
          </table:table-cell>
          <table:table-cell table:formula="of:=SMALL([.E$1:.E$11];2)" office:value-type="float" office:value="0.000114" calcext:value-type="float">
            <text:p>0,000114</text:p>
          </table:table-cell>
          <table:table-cell table:formula="of:=SMALL([.F$1:.F$11];2)" office:value-type="float" office:value="0.006705" calcext:value-type="float">
            <text:p>0,0067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674" calcext:value-type="float">
            <text:p>0,006674</text:p>
          </table:table-cell>
          <table:table-cell/>
          <table:table-cell table:formula="of:=SMALL([.D$1:.D$11];3)" office:value-type="float" office:value="0.006564" calcext:value-type="float">
            <text:p>0,006564</text:p>
          </table:table-cell>
          <table:table-cell table:formula="of:=SMALL([.E$1:.E$11];3)" office:value-type="float" office:value="0.00015" calcext:value-type="float">
            <text:p>0,00015</text:p>
          </table:table-cell>
          <table:table-cell table:formula="of:=SMALL([.F$1:.F$11];3)" office:value-type="float" office:value="0.006788" calcext:value-type="float">
            <text:p>0,006788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06869" calcext:value-type="float">
            <text:p>0,006869</text:p>
          </table:table-cell>
          <table:table-cell table:formula="of:=SMALL([.E$1:.E$11];4)" office:value-type="float" office:value="0.000153" calcext:value-type="float">
            <text:p>0,000153</text:p>
          </table:table-cell>
          <table:table-cell table:formula="of:=SMALL([.F$1:.F$11];4)" office:value-type="float" office:value="0.007081" calcext:value-type="float">
            <text:p>0,00708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508" calcext:value-type="float">
            <text:p>0,007508</text:p>
          </table:table-cell>
          <table:table-cell/>
          <table:table-cell table:formula="of:=SMALL([.D$1:.D$11];5)" office:value-type="float" office:value="0.007388" calcext:value-type="float">
            <text:p>0,007388</text:p>
          </table:table-cell>
          <table:table-cell table:formula="of:=SMALL([.E$1:.E$11];5)" office:value-type="float" office:value="0.00016" calcext:value-type="float">
            <text:p>0,00016</text:p>
          </table:table-cell>
          <table:table-cell table:formula="of:=SMALL([.F$1:.F$11];5)" office:value-type="float" office:value="0.007515" calcext:value-type="float">
            <text:p>0,00751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5" calcext:value-type="float">
            <text:p>0,00015</text:p>
          </table:table-cell>
          <table:table-cell/>
          <table:table-cell table:formula="of:=AVERAGE([.D13:.D17])" office:value-type="float" office:value="0.0067626" calcext:value-type="float">
            <text:p>0,0067626</text:p>
          </table:table-cell>
          <table:table-cell table:formula="of:=AVERAGE([.E13:.E17])" office:value-type="float" office:value="0.0001378" calcext:value-type="float">
            <text:p>0,0001378</text:p>
          </table:table-cell>
          <table:table-cell table:formula="of:=AVERAGE([.F13:.F17])" office:value-type="float" office:value="0.0069526" calcext:value-type="float">
            <text:p>0,006952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667" calcext:value-type="float">
            <text:p>0,0076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566" calcext:value-type="float">
            <text:p>0,007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2" calcext:value-type="float">
            <text:p>0,000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841" calcext:value-type="float">
            <text:p>0,0078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564" calcext:value-type="float">
            <text:p>0,006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1" calcext:value-type="float">
            <text:p>0,000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788" calcext:value-type="float">
            <text:p>0,00678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556" calcext:value-type="float">
            <text:p>0,006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14" calcext:value-type="float">
            <text:p>0,000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705" calcext:value-type="float">
            <text:p>0,0067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869" calcext:value-type="float">
            <text:p>0,006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" calcext:value-type="float">
            <text:p>0,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081" calcext:value-type="float">
            <text:p>0,00708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428" calcext:value-type="float">
            <text:p>0,007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" calcext:value-type="float">
            <text:p>0,0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599" calcext:value-type="float">
            <text:p>0,0075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3165" calcext:value-type="float">
            <text:p>0,013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36" calcext:value-type="float">
            <text:p>0,000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3512" calcext:value-type="float">
            <text:p>0,0135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3101" calcext:value-type="float">
            <text:p>0,013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4" calcext:value-type="float">
            <text:p>0,000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334" calcext:value-type="float">
            <text:p>0,013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953" calcext:value-type="float">
            <text:p>0,007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4" calcext:value-type="float">
            <text:p>0,000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169" calcext:value-type="float">
            <text:p>0,00816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0058" calcext:value-type="float">
            <text:p>0,010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97" calcext:value-type="float">
            <text:p>0,000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466" calcext:value-type="float">
            <text:p>0,0104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622" calcext:value-type="float">
            <text:p>0,007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52" calcext:value-type="float">
            <text:p>0,000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785" calcext:value-type="float">
            <text:p>0,007785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0825764285714286" calcext:value-type="float">
            <text:p>0,008257642857143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213571428571429" calcext:value-type="float">
            <text:p>0,000213571428571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0848457142857143" calcext:value-type="float">
            <text:p>0,0084845714285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1:26.1012071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1:30.630243525</dc:date>
    <meta:editing-duration>PT13M</meta:editing-duration>
    <meta:editing-cycles>11</meta:editing-cycles>
    <meta:generator>LibreOffice/6.2.5.2$Linux_X86_64 LibreOffice_project/20$Build-2</meta:generator>
    <meta:document-statistic meta:table-count="1" meta:cell-count="144" meta:object-count="0"/>
  </office:meta>
</office:document-meta>
</file>